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background-color="#ffd8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officeooo:paragraph-rsid="00b0400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officeooo:paragraph-rsid="00b0b4c6" style:font-size-asian="12pt" style:font-size-complex="12pt"/>
    </style:style>
    <style:style style:name="P5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6" style:family="paragraph" style:parent-style-name="Heading_20_3">
      <style:text-properties style:font-name="Calibri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86235" officeooo:paragraph-rsid="00ad91de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8782e" officeooo:paragraph-rsid="00ad91de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9e3d0" officeooo:paragraph-rsid="00ad91de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9f1fdc" officeooo:paragraph-rsid="00ad91de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ad91de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a6ec93" officeooo:paragraph-rsid="00ad91de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fo:font-weight="normal" officeooo:rsid="002001a4" officeooo:paragraph-rsid="00b04005" style:letter-kerning="fals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fo:font-weight="normal" officeooo:rsid="00535438" officeooo:paragraph-rsid="00b04005" style:letter-kerning="fals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paragraph-rsid="00b0b4c6" style:letter-kerning="false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08b5717" officeooo:paragraph-rsid="008b5717" style:letter-kerning="false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15a1dc9" officeooo:paragraph-rsid="00b59914" style:letter-kerning="false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0bc7992" officeooo:paragraph-rsid="00bc7992" style:letter-kerning="false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0bd72e0" officeooo:paragraph-rsid="00bd72e0" style:letter-kerning="false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0bee2d2" officeooo:paragraph-rsid="00bee2d2" style:letter-kerning="false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paragraph-rsid="00b2ad1b" style:letter-kerning="false" style:font-size-asian="12pt" style:language-asian="fr" style:country-asian="FR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style:text-underline-style="solid" style:text-underline-width="auto" style:text-underline-color="font-color" officeooo:rsid="00b59914" officeooo:paragraph-rsid="00b59914" style:letter-kerning="false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1c1c1c" loext:opacity="100%" style:font-name="Calibri" fo:font-size="12pt" fo:language="fr" fo:country="FR" style:text-underline-style="none" fo:font-weight="normal" officeooo:rsid="0024fdd6" officeooo:paragraph-rsid="00b04005" style:letter-kerning="fals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ar" style:country-complex="SA" style:text-emphasize="none"/>
    </style:style>
    <style:style style:name="T1" style:family="text">
      <style:text-properties officeooo:rsid="0091579b"/>
    </style:style>
    <style:style style:name="T2" style:family="text">
      <style:text-properties fo:font-size="16pt" officeooo:rsid="0094120c" style:font-name-asian="DejaVu Sans" style:font-size-asian="16pt" style:font-name-complex="DejaVu Sans" style:font-size-complex="16pt"/>
    </style:style>
    <style:style style:name="T3" style:family="text">
      <style:text-properties officeooo:rsid="00a6ec93"/>
    </style:style>
    <style:style style:name="T4" style:family="text">
      <style:text-properties officeooo:rsid="015a5d79"/>
    </style:style>
    <style:style style:name="T5" style:family="text">
      <style:text-properties officeooo:rsid="015b9b3b"/>
    </style:style>
    <style:style style:name="T6" style:family="text">
      <style:text-properties officeooo:rsid="00b59914"/>
    </style:style>
    <style:style style:name="T7" style:family="text">
      <style:text-properties officeooo:rsid="00bca070"/>
    </style:style>
    <style:style style:name="T8" style:family="text">
      <style:text-properties officeooo:rsid="00bec6b5"/>
    </style:style>
    <style:style style:name="T9" style:family="text">
      <style:text-properties officeooo:rsid="00c0c4c7"/>
    </style:style>
    <style:style style:name="T10" style:family="text">
      <style:text-properties officeooo:rsid="00c2a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pitre n° <text:s/>1 : L’eau autour de nous</text:h>
      <text:p text:style-name="P2"/>
      <text:h text:style-name="P6" text:outline-level="3">Trame de <text:span text:style-name="T2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7">Activités</text:p>
          </table:table-cell>
          <table:table-cell table:style-name="Tableau1.B1" office:value-type="string">
            <text:p text:style-name="P7">Objectif<text:span text:style-name="T1">s</text:span> </text:p>
          </table:table-cell>
          <table:table-cell table:style-name="Tableau1.C1" office:value-type="string">
            <text:p text:style-name="P8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14">Activité 1 : </text:p>
            <text:p text:style-name="P14">D’où vient l’eau dans la maison </text:p>
          </table:table-cell>
          <table:table-cell table:style-name="Tableau1.B4" office:value-type="string">
            <text:p text:style-name="P16">- Connaître les différents états et changements d’état de la matière</text:p>
          </table:table-cell>
          <table:table-cell table:style-name="Tableau1.A1" office:value-type="string">
            <text:p text:style-name="P20">exercices 1,3,5</text:p>
          </table:table-cell>
        </table:table-row>
        <table:table-row table:style-name="Tableau1.1">
          <table:table-cell table:style-name="Tableau1.A2" office:value-type="string">
            <text:p text:style-name="P10">Activité <text:span text:style-name="T3">2 : </text:span></text:p>
            <text:p text:style-name="P15">La planète bleue.</text:p>
          </table:table-cell>
          <table:table-cell table:style-name="Tableau1.B4" office:value-type="string">
            <text:p text:style-name="P27">- Comprendre le rôle de l'eau sur Terre.</text:p>
          </table:table-cell>
          <table:table-cell table:style-name="Tableau1.A1" office:value-type="string">
            <text:p text:style-name="P28">exercice 2</text:p>
          </table:table-cell>
        </table:table-row>
        <table:table-row table:style-name="Tableau1.1">
          <table:table-cell table:style-name="Tableau1.A2" office:value-type="string">
            <text:p text:style-name="P11">Activité <text:span text:style-name="T3">3 :</text:span></text:p>
            <text:p text:style-name="P15">D’où vient l’eau que nous buvons ?</text:p>
          </table:table-cell>
          <table:table-cell table:style-name="Tableau1.B4" office:value-type="string">
            <text:p text:style-name="P17">- Connaître et comprendre les différents processus de traitements des eaux.</text:p>
          </table:table-cell>
          <table:table-cell table:style-name="Tableau1.A1" office:value-type="string">
            <text:p text:style-name="P24">Exercice 13</text:p>
          </table:table-cell>
        </table:table-row>
        <table:table-row table:style-name="Tableau1.1">
          <table:table-cell table:style-name="Tableau1.A5" office:value-type="string">
            <text:p text:style-name="P12">Activité <text:span text:style-name="T3">4 :</text:span></text:p>
            <text:p text:style-name="P15">Les états de l’eau et leurs propriétés.</text:p>
          </table:table-cell>
          <table:table-cell table:style-name="Tableau1.B5" office:value-type="string">
            <text:p text:style-name="P3">- Caractériser les différents états d’un corps pur.</text:p>
            <text:p text:style-name="P16">- Proposer et mettre en œuvre un protocole expérimental pour étudier les propriétés des changements d’états.</text:p>
          </table:table-cell>
          <table:table-cell table:style-name="Tableau1.C5" office:value-type="string">
            <text:p text:style-name="P22">Exercices 6, 7, <text:span text:style-name="T9">11, </text:span><text:span text:style-name="T10">12</text:span></text:p>
          </table:table-cell>
        </table:table-row>
        <table:table-row table:style-name="Tableau1.1">
          <table:table-cell table:style-name="Tableau1.A6" table:number-columns-spanned="3" office:value-type="string">
            <text:p text:style-name="P9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5:47:30.850601099</meta:creation-date>
    <meta:editing-duration>PT43M46S</meta:editing-duration>
    <meta:editing-cycles>44</meta:editing-cycles>
    <meta:generator>LibreOffice/7.0.4.2$Linux_X86_64 LibreOffice_project/00$Build-2</meta:generator>
    <meta:initial-creator>J Cercy</meta:initial-creator>
    <dc:date>2021-03-02T23:27:14.150575244</dc:date>
    <dc:creator>J Cercy</dc:creator>
    <meta:document-statistic meta:table-count="1" meta:image-count="0" meta:object-count="0" meta:page-count="1" meta:paragraph-count="23" meta:word-count="122" meta:character-count="700" meta:non-whitespace-character-count="595"/>
    <meta:template xlink:type="simple" xlink:actuate="onRequest" xlink:title="trame_type" xlink:href="../../../../../../../mes_ressources/document%20type/trame_type.ott" meta:date="2020-12-31T15:47:29.348880894"/>
  </office:meta>
</office:document-meta>
</file>